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 <text:span text:style-name="revSense_.bzh_revEntry_revData">sejon<text:span>2</text:span> <text:span> 2</text:span> </text:span> </text:p>
        <text:p text:style-name="revEntry_revData"><text:span text:style-name="headword_revEntry_revData">argue </text:span> <text:span>reh<text:span>2</text:span> <text:span> 2</text:span> </text:span> </text:p>
        <text:p text:style-name="revEntry_revData"><text:span text:style-name="headword_revEntry_revData">arm </text:span> <text:span>nema<text:span>2</text:span> <text:span> 2</text:span> </text:span> </text:p>
        <text:p text:style-name="revEntry_revData"><text:span text:style-name="headword_revEntry_revData">beginning </text:span> <text:span>ny<text:span>2</text:span> <text:span> 2</text:span> </text:span> </text:p>
        <text:p text:style-name="revEntry_revData"><text:span text:style-name="headword_revEntry_revData">black </text:span> <text:span>veriik<text:span>1</text:span> <text:span> 1</text:span> </text:span> </text:p>
        <text:p text:style-name="revEntry_revData"><text:span text:style-name="headword_revEntry_revData">blackened </text:span> <text:span>veriik<text:span>2</text:span> <text:span> 2</text:span> </text:span> </text:p>
        <text:p text:style-name="revEntry_revData"><text:span text:style-name="headword_revEntry_revData">body </text:span> <text:span>anon<text:span>2</text:span> <text:span> 2</text:span> </text:span> </text:p>
        <text:p text:style-name="revEntry_revData"><text:span text:style-name="headword_revEntry_revData">bother </text:span> <text:span>sejon<text:span>2</text:span> <text:span> 2</text:span> </text:span> </text:p>
        <text:p text:style-name="revEntry_revData"><text:span text:style-name="headword_revEntry_revData">bounce </text:span> <text:span>pediiin<text:span>1</text:span> <text:span> 1</text:span> </text:span> </text:p>
        <text:p text:style-name="revEntry_revData"><text:span text:style-name="headword_revEntry_revData">branch </text:span> <text:span>nema<text:span>4</text:span> <text:span> 4</text:span> </text:span> </text:p>
        <text:p text:style-name="revEntry_revData"><text:span text:style-name="headword_revEntry_revData">burden </text:span> <text:span>de<text:span>2</text:span> <text:span> 2</text:span> </text:span> </text:p>
        <text:p text:style-name="revEntry_revData"><text:span text:style-name="headword_revEntry_revData">call animals </text:span> <text:span>lem</text:span> </text:p>
        <text:p text:style-name="revEntry_revData"><text:span text:style-name="headword_revEntry_revData">carry piggyback </text:span> <text:span>piv<text:span>2</text:span> <text:span> 2</text:span> </text:span> </text:p>
        <text:p text:style-name="revEntry_revData"><text:span text:style-name="headword_revEntry_revData">chin </text:span> <text:span>ny<text:span>1</text:span> <text:span> 1</text:span> </text:span> </text:p>
        <text:p text:style-name="revEntry_revData"><text:span text:style-name="headword_revEntry_revData">come down </text:span> <text:span>to<text:span>1</text:span> <text:span> 1</text:span> </text:span> </text:p>
        <text:p text:style-name="revEntry_revData"><text:span text:style-name="headword_revEntry_revData">cut </text:span> <text:span>pepelin</text:span> </text:p>
        <text:p text:style-name="revEntry_revData"><text:span text:style-name="headword_revEntry_revData">dam </text:span> <text:span>ketiv</text:span> </text:p>
        <text:p text:style-name="revEntry_revData"><text:span text:style-name="headword_revEntry_revData">dance </text:span> <text:span>yu<text:span>1</text:span> <text:span> 1</text:span> </text:span> </text:p>
        <text:p text:style-name="revEntry_revData"><text:span text:style-name="headword_revEntry_revData">decorate </text:span> <text:span>sejon<text:span>1</text:span> <text:span> 1</text:span> </text:span> </text:p>
        <text:p text:style-name="revEntry_revData"><text:span text:style-name="headword_revEntry_revData">diviners </text:span> <text:span>yu<text:span>2</text:span> <text:span> 2</text:span> </text:span> </text:p>
        <text:p text:style-name="revEntry_revData"><text:span text:style-name="headword_revEntry_revData">drown out </text:span> <text:span>sejon<text:span>2</text:span> <text:span> 2</text:span> </text:span> </text:p>
        <text:p text:style-name="revEntry_revData"><text:span text:style-name="headword_revEntry_revData">edge </text:span> <text:span>ny<text:span>3</text:span> <text:span> 3</text:span> </text:span> </text:p>
        <text:p text:style-name="revEntry_revData"><text:span text:style-name="headword_revEntry_revData">empty handed </text:span> <text:span>r<text:span>3</text:span> <text:span> 3</text:span> </text:span> </text:p>
        <text:p text:style-name="revEntry_revData"><text:span text:style-name="headword_revEntry_revData">empty-handed </text:span> <text:span>r<text:span>4</text:span> <text:span> 4</text:span> </text:span> </text:p>
        <text:p text:style-name="revEntry_revData"><text:span text:style-name="headword_revEntry_revData">end </text:span> <text:span>ny<text:span>2</text:span> <text:span> 2</text:span> </text:span> </text:p>
        <text:p text:style-name="revEntry_revData"><text:span text:style-name="headword_revEntry_revData">entice </text:span> <text:span>jij</text:span> </text:p>
        <text:p text:style-name="revEntry_revData"><text:span text:style-name="headword_revEntry_revData">entreat </text:span> <text:span>jij</text:span> </text:p>
        <text:p text:style-name="revEntry_revData"><text:span text:style-name="headword_revEntry_revData">essence </text:span> <text:span>anon<text:span>4</text:span> <text:span> 4</text:span> </text:span> </text:p>
        <text:p text:style-name="revEntry_revData"><text:span text:style-name="headword_revEntry_revData">extend </text:span> <text:span>r<text:span>1</text:span> <text:span> 1</text:span> </text:span> </text:p>
        <text:p text:style-name="revEntry_revData"><text:span text:style-name="headword_revEntry_revData">fall </text:span> <text:span>to<text:span>2</text:span> <text:span> 2</text:span> </text:span> </text:p>
        <text:p text:style-name="revEntry_revData"><text:span text:style-name="headword_revEntry_revData">forearm </text:span> <text:span>nema<text:span>2</text:span> <text:span> 2</text:span> </text:span> </text:p>
        <text:p text:style-name="revEntry_revData"><text:span text:style-name="headword_revEntry_revData">forefoot </text:span> <text:span>nema<text:span>3</text:span> <text:span> 3</text:span> </text:span> </text:p>
        <text:p text:style-name="revEntry_revData"><text:span text:style-name="headword_revEntry_revData">fruit </text:span> <text:span>anon<text:span>1</text:span> <text:span> 1</text:span> </text:span> </text:p>
        <text:p text:style-name="revEntry_revData"><text:span text:style-name="headword_revEntry_revData">furry tasting </text:span> <text:span>men</text:span> </text:p>
        <text:p text:style-name="revEntry_revData"><text:span text:style-name="headword_revEntry_revData">glance off </text:span> <text:span>pediiin<text:span>1</text:span> <text:span> 1</text:span> </text:span> </text:p>
        <text:p text:style-name="revEntry_revData"><text:span text:style-name="headword_revEntry_revData">go down </text:span> <text:span>to<text:span>3</text:span> <text:span> 3</text:span> </text:span> </text:p>
        <text:p text:style-name="revEntry_revData"><text:span text:style-name="headword_revEntry_revData">go straight </text:span> <text:span>r<text:span>2</text:span> <text:span> 2</text:span> </text:span> </text:p>
        <text:p text:style-name="revEntry_revData"><text:span text:style-name="headword_revEntry_revData">grow </text:span> <text:span>r<text:span>3</text:span> <text:span> 3</text:span> </text:span> </text:p>
        <text:p text:style-name="revEntry_revData"><text:span text:style-name="headword_revEntry_revData">hand </text:span> <text:span>nema<text:span>1</text:span> <text:span> 1</text:span> </text:span> </text:p>
        <text:p text:style-name="revEntry_revData"><text:span text:style-name="headword_revEntry_revData">handle </text:span> <text:span>nema<text:span>5</text:span> <text:span> 5</text:span> </text:span> </text:p>
        <text:p text:style-name="revEntry_revData"><text:span text:style-name="headword_revEntry_revData">hip </text:span> <text:span>ve</text:span> </text:p>
        <text:p text:style-name="revEntry_revData"><text:span text:style-name="headword_revEntry_revData">hold back </text:span> <text:span>huh</text:span> </text:p>
        <text:p text:style-name="revEntry_revData"><text:span text:style-name="headword_revEntry_revData">insert </text:span> <text:span>r<text:span>1</text:span> <text:span> 1</text:span> </text:span> </text:p>
        <text:p text:style-name="revEntry_revData"><text:span text:style-name="headword_revEntry_revData">interfere with </text:span> <text:span>sejon<text:span>2</text:span> <text:span> 2</text:span> </text:span> </text:p>
        <text:p text:style-name="revEntry_revData"><text:span text:style-name="headword_revEntry_revData">lick </text:span> <text:span>tep</text:span> </text:p>
        <text:p text:style-name="revEntry_revData"><text:span text:style-name="headword_revEntry_revData">magic, white </text:span> <text:span>yu<text:span>2</text:span> <text:span> 2</text:span> </text:span> </text:p>
        <text:p text:style-name="revEntry_revData"><text:span text:style-name="headword_revEntry_revData">mark </text:span> <text:span>ny<text:span>4</text:span> <text:span> 4</text:span> </text:span> </text:p>
        <text:p text:style-name="revEntry_revData"><text:span text:style-name="headword_revEntry_revData">message acknowledgement </text:span> <text:span>un</text:span> </text:p>
        <text:p text:style-name="revEntry_revData"><text:span text:style-name="headword_revEntry_revData">noise, sharp </text:span> <text:span>von</text:span> </text:p>
        <text:p text:style-name="revEntry_revData"><text:span text:style-name="headword_revEntry_revData">oppress </text:span> <text:span>de<text:span>2</text:span> <text:span> 2</text:span> </text:span> </text:p>
        <text:p text:style-name="revEntry_revData"><text:span text:style-name="headword_revEntry_revData">overcome </text:span> <text:span>reh<text:span>1</text:span> <text:span> 1</text:span> </text:span> </text:p>
        <text:p text:style-name="revEntry_revData"><text:span text:style-name="headword_revEntry_revData">overwhelm </text:span> <text:span>reh<text:span>1</text:span> <text:span> 1</text:span> </text:span> </text:p>
        <text:p text:style-name="revEntry_revData"><text:span text:style-name="headword_revEntry_revData">pass over </text:span> <text:span>reh<text:span>1</text:span> <text:span> 1</text:span> </text:span> </text:p>
        <text:p text:style-name="revEntry_revData"><text:span text:style-name="headword_revEntry_revData">persecute </text:span> <text:span>de<text:span>2</text:span> <text:span> 2</text:span> </text:span> </text:p>
        <text:p text:style-name="revEntry_revData"><text:span text:style-name="headword_revEntry_revData">persuade </text:span> <text:span>jij</text:span> </text:p>
        <text:p text:style-name="revEntry_revData"><text:span text:style-name="headword_revEntry_revData">pity </text:span> <text:span>g</text:span> </text:p>
        <text:p text:style-name="revEntry_revData"><text:span text:style-name="headword_revEntry_revData">poke </text:span> <text:span>r<text:span>4</text:span> <text:span> 4</text:span> </text:span> <text:span>r<text:span>2</text:span> <text:span> 2</text:span> </text:span> </text:p>
        <text:p text:style-name="revEntry_revData"><text:span text:style-name="headword_revEntry_revData">pregnant, to induce </text:span> <text:span>pediiin<text:span>2</text:span> <text:span> 2</text:span> </text:span> </text:p>
        <text:p text:style-name="revEntry_revData"><text:span text:style-name="headword_revEntry_revData">press </text:span> <text:span>de<text:span>1</text:span> <text:span> 1</text:span> </text:span> </text:p>
        <text:p text:style-name="revEntry_revData"><text:span text:style-name="headword_revEntry_revData">push </text:span> <text:span>r<text:span>2</text:span> <text:span> 2</text:span> </text:span> </text:p>
        <text:p text:style-name="revEntry_revData"><text:span text:style-name="headword_revEntry_revData">put on </text:span> <text:span>r<text:span>1</text:span> <text:span> 1</text:span> </text:span> </text:p>
        <text:p text:style-name="revEntry_revData"><text:span text:style-name="headword_revEntry_revData">reality </text:span> <text:span>anon<text:span>4</text:span> <text:span> 4</text:span> </text:span> </text:p>
        <text:p text:style-name="revEntry_revData"><text:span text:style-name="headword_revEntry_revData">refrain from </text:span> <text:span>huh</text:span> </text:p>
        <text:p text:style-name="revEntry_revData"><text:span text:style-name="headword_revEntry_revData">remove </text:span> <text:span>gel<text:span>2</text:span> <text:span> 2</text:span> </text:span> </text:p>
        <text:p text:style-name="revEntry_revData"><text:span text:style-name="headword_revEntry_revData">restrain oneself </text:span> <text:span>huh</text:span> </text:p>
        <text:p text:style-name="revEntry_revData"><text:span text:style-name="headword_revEntry_revData">ricochet </text:span> <text:span>pediiin<text:span>1</text:span> <text:span> 1</text:span> </text:span> </text:p>
        <text:p text:style-name="revEntry_revData"><text:span text:style-name="headword_revEntry_revData">roger </text:span> <text:span>un</text:span> </text:p>
        <text:p text:style-name="revEntry_revData"><text:span text:style-name="headword_revEntry_revData">scar </text:span> <text:span>ny<text:span>4</text:span> <text:span> 4</text:span> </text:span> </text:p>
        <text:p text:style-name="revEntry_revData"><text:span text:style-name="headword_revEntry_revData">scrape </text:span> <text:span>gel<text:span>1</text:span> <text:span> 1</text:span> </text:span> </text:p>
        <text:p text:style-name="revEntry_revData"><text:span text:style-name="headword_revEntry_revData">seduce </text:span> <text:span>jij</text:span> </text:p>
        <text:p text:style-name="revEntry_revData"><text:span text:style-name="headword_revEntry_revData">shout </text:span> <text:span>reh<text:span>2</text:span> <text:span> 2</text:span> </text:span> </text:p>
        <text:p text:style-name="revEntry_revData"><text:span text:style-name="headword_revEntry_revData">sick, to make </text:span> <text:span>bumin</text:span> </text:p>
        <text:p text:style-name="revEntry_revData"><text:span text:style-name="headword_revEntry_revData">sleep and go </text:span> <text:span>gujeng</text:span> </text:p>
        <text:p text:style-name="revEntry_revData"><text:span text:style-name="headword_revEntry_revData">sorry for </text:span> <text:span>g</text:span> </text:p>
        <text:p text:style-name="revEntry_revData"><text:span text:style-name="headword_revEntry_revData">space widely </text:span> <text:span>tah<text:span>2</text:span> <text:span> 2</text:span> </text:span> </text:p>
        <text:p text:style-name="revEntry_revData"><text:span text:style-name="headword_revEntry_revData">spear </text:span> <text:span>rohin</text:span> </text:p>
        <text:p text:style-name="revEntry_revData"><text:span text:style-name="headword_revEntry_revData">speared </text:span> <text:span>piv<text:span>1</text:span> <text:span> 1</text:span> </text:span> </text:p>
        <text:p text:style-name="revEntry_revData"><text:span text:style-name="headword_revEntry_revData">spirit </text:span> <text:span>anon<text:span>4</text:span> <text:span> 4</text:span> </text:span> </text:p>
        <text:p text:style-name="revEntry_revData"><text:span text:style-name="headword_revEntry_revData">spirit possession </text:span> <text:span>yu<text:span>2</text:span> <text:span> 2</text:span> </text:span> </text:p>
        <text:p text:style-name="revEntry_revData"><text:span text:style-name="headword_revEntry_revData">stake </text:span> <text:span>rohin</text:span> </text:p>
        <text:p text:style-name="revEntry_revData"><text:span text:style-name="headword_revEntry_revData">stand up </text:span> <text:span>rohin</text:span> </text:p>
        <text:p text:style-name="revEntry_revData"><text:span text:style-name="headword_revEntry_revData">standing </text:span> <text:span>nare</text:span> </text:p>
        <text:p text:style-name="revEntry_revData"><text:span text:style-name="headword_revEntry_revData">stretch out </text:span> <text:span>r<text:span>1</text:span> <text:span> 1</text:span> </text:span> </text:p>
        <text:p text:style-name="revEntry_revData"><text:span text:style-name="headword_revEntry_revData">stride </text:span> <text:span>tah<text:span>1</text:span> <text:span> 1</text:span> </text:span> </text:p>
        <text:p text:style-name="revEntry_revData"><text:span text:style-name="headword_revEntry_revData">sway </text:span> <text:span>l</text:span> </text:p>
        <text:p text:style-name="revEntry_revData"><text:span text:style-name="headword_revEntry_revData">taste </text:span> <text:span>tep</text:span> </text:p>
        <text:p text:style-name="revEntry_revData"><text:span text:style-name="headword_revEntry_revData">taste, furry </text:span> <text:span>men</text:span> </text:p>
        <text:p text:style-name="revEntry_revData"><text:span text:style-name="headword_revEntry_revData">tempt </text:span> <text:span>jij</text:span> </text:p>
        <text:p text:style-name="revEntry_revData"><text:span text:style-name="headword_revEntry_revData">thigh </text:span> <text:span>ve</text:span> </text:p>
        <text:p text:style-name="revEntry_revData"><text:span text:style-name="headword_revEntry_revData">thrust </text:span> <text:span>rohin</text:span> </text:p>
        <text:p text:style-name="revEntry_revData"><text:span text:style-name="headword_revEntry_revData">true </text:span> <text:span>anon<text:span>3</text:span> <text:span> 3</text:span> </text:span> </text:p>
        <text:p text:style-name="revEntry_revData"><text:span text:style-name="headword_revEntry_revData">urge </text:span> <text:span>jij</text:span> </text:p>
        <text:p text:style-name="revEntry_revData"><text:span text:style-name="headword_revEntry_revData">without headdress </text:span> <text:span>yu<text:span>1</text:span> <text:span> 1</text:span> </text:span> </text:p>
        <text:p text:style-name="revEntry_revData"><text:span text:style-name="headword_revEntry_revData">wounded </text:span> <text:span>piv<text:span>1</text:span> <text:span> 1</text:span> </text:span> </text:p>
        <text:p text:style-name="revEntry_revData"><text:span text:style-name="headword_revEntry_revData">yawn </text:span> <text:span>sahek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 content="string,(,guideword,first,)" style:writing-mode="lr-tb" fo:font-family="Charis SIL" fo:font-weight="700" fo:font-size="10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0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10-14T12:55:45</meta:creation-date>
    <dc:creator>karthik</dc:creator>
    <dc:date>2010-10-14T12:55:45</dc:date>
    <meta:editing-cycles>1</meta:editing-cycles>
    <meta:editing-duration>PT2M27S</meta:editing-duration>
    <meta:AssemblyVersion Assembly-Version="OpenOfficeConvert 0.6.8.2280"/>
    <meta:Created-By Created-By="ReSharper 4.1.933.3"/>
    <meta:user-defined meta:name="Assembly-Version">OpenOfficeConvert 0.6.8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E:\RapidSVN\PublishingSolution\Test\PsExport\TestFiles\Output\T7\FlexRev"
Const IsPreview = "False"

'Changed On Oct-04-2010 for TD-1616(PDF Output should not be shown while creating preview).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Loop While oVC.jumpToNextPage 	 
End Sub

'This procedure gets the last paragraph of every page
Sub GetLas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LastParagraph(page) = Last.String
Loop While oVC.jumpToNextPage 	 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
Dim HiddenParagraph(PageCount,1) As String
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 	
End If	
Loop While oVC.jumpToNextPage 

	'mytime = now
InsertGuidewords(HiddenParagraph,PageCount)
'InsertHiddenParagraph(HiddenParagraph)
	'keep = "Insert" &amp; chr(10) &amp; mytime &amp; chr(10) &amp; now
	'msgbox keep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